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5.41cm"/>
    </style:style>
    <style:style style:name="Tabla4.C" style:family="table-column">
      <style:table-column-properties style:column-width="4.191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8" style:family="paragraph" style:parent-style-name="Standard">
      <style:text-properties officeooo:rsid="00ad7c61" officeooo:paragraph-rsid="006432c5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font-weight="normal" officeooo:rsid="008f8dcf" style:font-weight-asian="normal" style:font-weight-complex="normal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5.405cm"/>
    </style:style>
    <style:style style:name="Table10.C" style:family="table-column">
      <style:table-column-properties style:column-width="4.191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cm" draw:z-index="1"><draw:text-box fo:min-height="1.737cm" fo:min-width="7.475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1">OBSERVACIONES</text:span>: <text:span text:style-name="MT62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2"><draw:text-box fo:min-height="0.744cm"><text:p text:style-name="MP66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7"><text:placeholder text:placeholder-type="text">&lt;o.afip_barcode&gt;</text:placeholder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26T16:24:22.336253350</dc:date>
    <meta:editing-duration>P2DT5H39M25S</meta:editing-duration>
    <meta:editing-cycles>461</meta:editing-cycles>
    <meta:generator>LibreOffice/5.1.6.2$Linux_X86_64 LibreOffice_project/10m0$Build-2</meta:generator>
    <meta:document-statistic meta:table-count="7" meta:image-count="0" meta:object-count="0" meta:page-count="1" meta:paragraph-count="69" meta:word-count="364" meta:character-count="2310" meta:non-whitespace-character-count="2162"/>
  </office:meta>
</office:document-meta>
</file>